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7-29_21-12-1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7-30_00-47-34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7-30_07-14-21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7-30_07-18-0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7-30_11-48-01_000.jpg</text:p>
          </table:table-cell>
          <table:table-cell table:style-name="ce26" office:value-type="string">
            <text:p>:m 1*4 RES / JVEMV6 64#316_uchuu_sudoo / 『不自然な宇宙』 著者=須藤靖,校注=~ / p.161 / w=第二宇宙速度；,topic=プランク長,publisher=~,other=calc+:プランク質量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4 RES / JVEMV6 64#316_uchuu_sudoo / 『不自然な宇宙』 著者=須藤靖,校注=~ / p.161 / w=第二宇宙速度；,topic=プランク長,publisher=~,other=calc+:プランク質量">
            <text:p>:m 1*4 RES / JVEMV6 64#316_uchuu_sudoo / 『不自然な宇宙』 著者=須藤靖,校注=~ / p.161 / w=第二宇宙速度；,topic=プランク長,publisher=~,other=calc+:プランク質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7" office:value-type="string">
            <text:p>2023-07-30_11-48-16_000.jpg</text:p>
          </table:table-cell>
          <table:table-cell table:style-name="ce26" office:value-type="string">
            <text:p>:m 2*4 RES / JVEMV6 64#316_uchuu_sudoo / 『不自然な宇宙』 著者=須藤靖,校注=~ / p.161 / w=第二宇宙速度；,topic=プランク長,publisher=~,other=calc+:プランク質量。電子の、何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2*4 RES / JVEMV6 64#316_uchuu_sudoo / 『不自然な宇宙』 著者=須藤靖,校注=~ / p.161 / w=第二宇宙速度；,topic=プランク長,publisher=~,other=calc+:プランク質量。電子の、何倍か">
            <text:p>:m 2*4 RES / JVEMV6 64#316_uchuu_sudoo / 『不自然な宇宙』 著者=須藤靖,校注=~ / p.161 / w=第二宇宙速度；,topic=プランク長,publisher=~,other=calc+:プランク質量。電子の、何倍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7-30_11-48-45_000.jpg</text:p>
          </table:table-cell>
          <table:table-cell table:style-name="ce26" office:value-type="string">
            <text:p>:m 3*4 RES / JVEMV6 64#316_uchuu_sudoo / 『不自然な宇宙』 著者=須藤靖,校注=~ / p.161 / w=第二宇宙速度；,topic=プランク長,publisher=~,other=memo+:プランク長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3*4 RES / JVEMV6 64#316_uchuu_sudoo / 『不自然な宇宙』 著者=須藤靖,校注=~ / p.161 / w=第二宇宙速度；,topic=プランク長,publisher=~,other=memo+:プランク長">
            <text:p>:m 3*4 RES / JVEMV6 64#316_uchuu_sudoo / 『不自然な宇宙』 著者=須藤靖,校注=~ / p.161 / w=第二宇宙速度；,topic=プランク長,publisher=~,other=memo+:プランク長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7-30_11-49-09_000.jpg</text:p>
          </table:table-cell>
          <table:table-cell table:style-name="ce26" office:value-type="string">
            <text:p>:m 4*4 RES / JVEMV6 64#316_uchuu_sudoo / 『不自然な宇宙』 著者=須藤靖,校注=~ / p.161 / w=第二宇宙速度；,topic=プランク長,publisher=~,other=calc+:プランク長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float" office:value="0">
            <text:p>0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7-30_12-39-2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0">2023/07/30</text:date>, <text:time>17:37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30T17:37:47.05</dc:date>
    <dc:creator>岩淵 謙</dc:creator>
    <meta:editing-duration>P57DT22H35M54S</meta:editing-duration>
    <meta:editing-cycles>19306</meta:editing-cycles>
    <meta:document-statistic meta:table-count="2" meta:cell-count="919" meta:object-count="0"/>
    <meta:user-defined meta:name="qrichtext">1</meta:user-defined>
  </office:meta>
</office:document-meta>
</file>